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automatic-styles>
    <style:style style:name="P1" style:family="paragraph" style:parent-style-name="Standard">
      <style:text-properties fo:color="#ffffff" loext:opacity="100%" style:font-name="Verdana" fo:font-size="16pt" officeooo:rsid="001f949c" officeooo:paragraph-rsid="002762c1" style:font-size-asian="16pt" style:font-size-complex="16pt"/>
    </style:style>
    <style:style style:name="T1" style:family="text">
      <style:text-properties officeooo:rsid="00218c92"/>
    </style:style>
    <style:style style:name="T2" style:family="text">
      <style:text-properties officeooo:rsid="00257b84"/>
    </style:style>
    <style:style style:name="T3" style:family="text">
      <style:text-properties officeooo:rsid="0027387d"/>
    </style:style>
    <style:style style:name="T4" style:family="text">
      <style:text-properties officeooo:rsid="002762c1"/>
    </style:style>
    <style:style style:name="T5" style:family="text">
      <style:text-properties fo:font-style="italic" officeooo:rsid="002762c1"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I’m </text:span>passion<text:span text:style-name="T3">ate about</text:span> motorcycles. <text:span text:style-name="T3">E</text:span>very year I attend the Bike<text:span text:style-name="T2">S</text:span>hed <text:span text:style-name="T3">m</text:span>oto<text:span text:style-name="T3">rcycle </text:span>show at Tobacco Doc<text:span text:style-name="T1">k</text:span>, London. <text:span text:style-name="T3">It’s a</text:span> celebration of custom motorcycles. <text:span text:style-name="T3">Initially,</text:span> I attended to view the motorcycles, however, over the years, my passion for motorcycles has combined with my passion for photography, particularly street photography, so my emphasis shifted to taking photographs of the people who attend the event.</text:p>
      <text:p text:style-name="P1"/>
      <text:p text:style-name="P1"><text:span text:style-name="T4">My </text:span><text:span text:style-name="T5">Bikers</text:span><text:span text:style-name="T4"> project</text:span> attempt<text:span text:style-name="T4">s</text:span> to <text:span text:style-name="T4">capture</text:span> the atmosphere created by the ev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13:36:42.622469425</meta:creation-date>
    <meta:print-date>2024-12-01T13:59:48.301594666</meta:print-date>
    <meta:printed-by>PDF files</meta:printed-by>
    <dc:date>2024-12-04T09:44:11.133979251</dc:date>
    <meta:editing-duration>PT17M47S</meta:editing-duration>
    <meta:editing-cycles>4</meta:editing-cycles>
    <meta:generator>LibreOffice/24.2.6.2$Linux_X86_64 LibreOffice_project/420$Build-2</meta:generator>
    <meta:document-statistic meta:table-count="0" meta:image-count="0" meta:object-count="0" meta:page-count="1" meta:paragraph-count="2" meta:word-count="73" meta:character-count="482" meta:non-whitespace-character-count="411"/>
  </office:meta>
</office:document-meta>
</file>